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1" style:family="text">
      <style:text-properties fo:font-style="italic"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he last time I was a novice at something I was too young to understand just how terrible I was. When I think back to the Flash "animation" (and I use the term loosely) that I did my final year of art school, I can remember how proud I was of what I'd created. When I opened the files less than 5 years later I could barely look at them. I was naieve enough to believe it any time anyone told me I was talented. Why would they lie? It's not like they were trying to <text:span text:style-name="T1">get</text:span> anything out of me. Right? ...right? Above all, I was fueled by a sort of obsessive drive that refused to let go. I needed to draw like I needed to breathe, and no one -<text:span text:style-name="T1"> no one</text:span>! - was going to tell me no. </text:p>
      <text:p text:style-name="Standard"/>
      <text:p text:style-name="Standard">I have a friend in C++ class. She's another lady in her 40s, like me, and like me she also worked in enterntainment for two decades before stepping back to pursue something that doesn't end in unemployment every other year. Together we laugh about how we used to drive from end to end of LA, picking up coffee (her) and dropping off portfolios (me), both to indifferent executives who had no idea who we were. At one point, while still living in OC for school, I had an internship that required two days per week of commuting two hours each way. Not only did I do this without question (and would continue it once I got hired full-time at another studio nearby) but once I got back to my apartment in OC, I'd work 3 hours at my job in the money room at Staples since they hadn't been able to train anyone new. </text:p>
      <text:p text:style-name="Standard"/>
      <text:p text:style-name="Standard">I was ready and willing to bend over backwards, often to the point of breaking, for anyone or anything who promised me even the slightest hint of success. </text:p>
      <text:p text:style-name="Standard"/>
      <text:p text:style-name="Standard">The problem with starting over after two decades...I will never be able to compete in the high octante competitive soup that is computer science. A bunch of 20 year olds applying for hundreds of internships, ready to work 80 hour weeks? No thanks. At this point in my life I'm smart enough to know I'm never going to win that battle. I still believe I'll be able to find a job one day - maybe not one as glamorous or exciting as the positions being fought over, but </text:p>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A W</meta:initial-creator>
    <meta:creation-date>2025-05-19T09:38:24.46</meta:creation-date>
    <meta:document-statistic meta:table-count="0" meta:image-count="0" meta:object-count="0" meta:page-count="1" meta:paragraph-count="4" meta:word-count="411" meta:character-count="2106"/>
    <dc:date>2025-05-19T09:52:48.20</dc:date>
    <dc:creator>A W</dc:creator>
    <meta:editing-duration>PT14M24S</meta:editing-duration>
    <meta:editing-cycles>1</meta:editing-cycles>
    <meta:generator>OpenOffice/4.1.15$Win32 OpenOffice.org_project/4115m2$Build-9813</meta:generator>
  </office:meta>
</office:document-meta>
</file>